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1797933360794224" text:style-name="L1">
        <text:list-item>
          <text:p text:style-name="P1">PAIS SOCIALISTA</text:p>
        </text:list-item>
        <text:list-item>
          <text:p text:style-name="P1">Como passage</text:p>
          <text:list>
            <text:list-item>
              <text:p text:style-name="P1">Trabajar (Basicamente dar vueltas en circulo en un molino)</text:p>
            </text:list-item>
            <text:list-item>
              <text:p text:style-name="P1">Ganar dinero</text:p>
            </text:list-item>
            <text:list-item>
              <text:p text:style-name="P1">Comprar comida</text:p>
            </text:list-item>
            <text:list-item>
              <text:p text:style-name="P1">Seguir las quotas del central planning</text:p>
            </text:list-item>
            <text:list-item>
              <text:p text:style-name="P1">Decorar tu cuarto</text:p>
            </text:list-item>
            <text:list-item>
              <text:p text:style-name="P1">Comprar ropa bonita</text:p>
            </text:list-item>
            <text:list-item>
              <text:p text:style-name="P1">Tener mascotas</text:p>
            </text:list-item>
            <text:list-item>
              <text:p text:style-name="P1">Comprar medicina</text:p>
            </text:list-item>
            <text:list-item>
              <text:p text:style-name="P1">El gobierno te mete impuestos a tu salario (no podes producir mucho mas que la quota del gobierno)</text:p>
            </text:list-item>
            <text:list-item>
              <text:p text:style-name="P1">Descansar (Energia limitada para el dia)</text:p>
            </text:list-item>
            <text:list-item>
              <text:p text:style-name="P1">Si el recurso baja mucho entonces el gobierno te manda a producirlo</text:p>
            </text:list-item>
            <text:list-item>
              <text:p text:style-name="P1">Mercado negro</text:p>
            </text:list-item>
            <text:list-item>
              <text:p text:style-name="P1">Tenes que pedir permiso a la capital (Dormir por varios dias) (Lugar de correo)</text:p>
            </text:list-item>
          </text:list>
        </text:list-item>
        <text:list-item>
          <text:p text:style-name="P1">PAIS CAPITALISTA</text:p>
          <text:list>
            <text:list-item>
              <text:p text:style-name="P1">Mismo pueblo</text:p>
            </text:list-item>
            <text:list-item>
              <text:p text:style-name="P1">Podes ir al supermercado</text:p>
            </text:list-item>
            <text:list-item>
              <text:p text:style-name="P1">Podes montar un negocio</text:p>
            </text:list-item>
            <text:list-item>
              <text:p text:style-name="P1">Podes automatizar tus ganancias</text:p>
            </text:list-item>
            <text:list-item>
              <text:p text:style-name="P1">Podes contratar gente que le haga smuggling a tu pueblo (Tenes que pagar soborno)</text:p>
            </text:list-item>
            <text:list-item>
              <text:p text:style-name="P1">Si sos muy exitoso terminas en el gula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13T20:20:22.12</meta:creation-date>
    <dc:date>2020-02-13T20:28:56.30</dc:date>
    <meta:editing-duration>PT8M37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22" meta:word-count="145" meta:character-count="760"/>
  </office:meta>
</office:document-meta>
</file>